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draw="urn:oasis:names:tc:opendocument:xmlns:drawing:1.0" xmlns:fo="urn:oasis:names:tc:opendocument:xmlns:xsl-fo-compatible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20921EFBC642448FAF37E02B4D0BBEA2.png" manifest:media-type="image/png"/>
  <manifest:file-entry manifest:full-path="Pictures/02A1444CB39F4254AC73021BC49AC3CD.png" manifest:media-type="image/png"/>
  <manifest:file-entry manifest:full-path="Pictures/6FAEEE493273479F8AF5D944F361E9FF.png" manifest:media-type="image/png"/>
  <manifest:file-entry manifest:full-path="Pictures/4D83E20F4CF8424FA5EE9FBD5FC0733D.png" manifest:media-type="image/png"/>
  <manifest:file-entry manifest:full-path="Pictures/DE0AF12EFD6749E589B5B570F7AC5022.png" manifest:media-type="image/png"/>
  <manifest:file-entry manifest:full-path="Pictures/9A9E1346ADB347B1AA93FBD1DAC10591.png" manifest:media-type="image/png"/>
  <manifest:file-entry manifest:full-path="Pictures/83845C1B9DE24B9E978C3593B56DB96C.png" manifest:media-type="image/png"/>
  <manifest:file-entry manifest:full-path="Pictures/88B30CB3E20643AD8B06E736656DA6A5.png" manifest:media-type="image/png"/>
  <manifest:file-entry manifest:full-path="Pictures/66DF529EFD8D482BAEEFF21B68612C60.png" manifest:media-type="image/png"/>
  <manifest:file-entry manifest:full-path="Pictures/628BB192B75849458B94572F97198549.png" manifest:media-type="image/png"/>
  <manifest:file-entry manifest:full-path="Pictures/BE20D38A54024C2FB94E51C8351AF368.png" manifest:media-type="image/png"/>
  <manifest:file-entry manifest:full-path="Pictures/820D12C406444979AEE4D36AA74C7FC2.png" manifest:media-type="image/png"/>
  <manifest:file-entry manifest:full-path="Pictures/3D6E377CBB6E44A2AAED178919927E2D.png" manifest:media-type="image/png"/>
  <manifest:file-entry manifest:full-path="Pictures/11D4E6778C764E9C90A79B39F3A33965.png" manifest:media-type="image/png"/>
  <manifest:file-entry manifest:full-path="Pictures/0CDFA623A1E04F52B7C69E6C0C6A5BA1.png" manifest:media-type="image/png"/>
  <manifest:file-entry manifest:full-path="Pictures/D25E728FB55641C0908841AE8DD68010.png" manifest:media-type="image/png"/>
  <manifest:file-entry manifest:full-path="Pictures/857990CE23394BDBAAA59B321299F9EC.png" manifest:media-type="image/png"/>
  <manifest:file-entry manifest:full-path="Pictures/DCCCFAC36E764640AFD6F46E355F36B1.png" manifest:media-type="image/png"/>
  <manifest:file-entry manifest:full-path="Pictures/FAB7194005A94BDFA2599BAF5A83D438.png" manifest:media-type="image/png"/>
  <manifest:file-entry manifest:full-path="Pictures/69526204BE2E453FBF84C1C2857761E7.png" manifest:media-type="image/png"/>
  <manifest:file-entry manifest:full-path="Pictures/BC4EF0CD78E3449AA4E84C53032945E6.png" manifest:media-type="image/png"/>
  <manifest:file-entry manifest:full-path="Pictures/8E42325A36DD4746B8F45F7B13A4F0C0.png" manifest:media-type="image/png"/>
  <manifest:file-entry manifest:full-path="Pictures/BA6AFC1D658545DA8164272B005D9E03.png" manifest:media-type="image/png"/>
  <manifest:file-entry manifest:full-path="Pictures/2B348DC4218B4216A4D71A8E0D42D99A.png" manifest:media-type="image/png"/>
  <manifest:file-entry manifest:full-path="Pictures/6AA85C03C1D34112BD26B0EA7ECE1D02.png" manifest:media-type="image/png"/>
  <manifest:file-entry manifest:full-path="Pictures/D89CBC74879B4A0595418E35A2D8E2B1.png" manifest:media-type="image/png"/>
  <manifest:file-entry manifest:full-path="Pictures/C259740F22604C7C9794B256A1813DE7.png" manifest:media-type="image/png"/>
  <manifest:file-entry manifest:full-path="Pictures/11746E60DC2C4BEC831DCE7D449DFFA5.png" manifest:media-type="image/png"/>
  <manifest:file-entry manifest:full-path="Pictures/5842D2AD106E47F6851B699C1F96039E.png" manifest:media-type="image/png"/>
  <manifest:file-entry manifest:full-path="Pictures/908259D3387C4096B9EA6BEA8811E3B2.png" manifest:media-type="image/png"/>
  <manifest:file-entry manifest:full-path="Pictures/8B87985E426C417FBA1B9DD91E50A274.png" manifest:media-type="image/png"/>
  <manifest:file-entry manifest:full-path="Pictures/B2C2B32BCF144F7DB42BBB5914639E83.png" manifest:media-type="image/png"/>
  <manifest:file-entry manifest:full-path="Pictures/033A05E91D3A40718F74CFAE2A66B384.png" manifest:media-type="image/png"/>
  <manifest:file-entry manifest:full-path="Pictures/39E11B41B2E3427F84E571CB6195CE69.png" manifest:media-type="image/png"/>
  <manifest:file-entry manifest:full-path="Pictures/94D9791EA7114D2EA8C694E6402B8BBB.png" manifest:media-type="image/png"/>
  <manifest:file-entry manifest:full-path="Pictures/DB008A39AA0B4155AA68B280C3C060F2.png" manifest:media-type="image/png"/>
  <manifest:file-entry manifest:full-path="Pictures/585E9E1F40634167A4F2627DA4CC842D.png" manifest:media-type="image/png"/>
  <manifest:file-entry manifest:full-path="Pictures/CDB8FFFEE1984323A2C12BF4159F5599.png" manifest:media-type="image/png"/>
  <manifest:file-entry manifest:full-path="Pictures/E0B34EBF385F4B889504FF5DF4AFEF9B.png" manifest:media-type="image/png"/>
  <manifest:file-entry manifest:full-path="Pictures/24B1D51FB2DF419B95D5EFC7D6ECCA5A.png" manifest:media-type="image/png"/>
  <manifest:file-entry manifest:full-path="Pictures/F6459AB8DADC4878B65AC7D1FA3E8EE8.png" manifest:media-type="image/png"/>
  <manifest:file-entry manifest:full-path="Pictures/C0B21BD09D234D6C994CE79F4633AC1B.png" manifest:media-type="image/png"/>
  <manifest:file-entry manifest:full-path="Pictures/F4DA2245DE0B4692B257BE33D5A85B86.png" manifest:media-type="image/png"/>
  <manifest:file-entry manifest:full-path="Pictures/13E2B4A3208E4C21B94FD422CC72CA36.png" manifest:media-type="image/png"/>
  <manifest:file-entry manifest:full-path="Pictures/A41FF84B02F44605BC3C20DFDFD979FF.png" manifest:media-type="image/png"/>
  <manifest:file-entry manifest:full-path="Pictures/85C6838A5DAA4199A11E35845EC50D7B.png" manifest:media-type="image/png"/>
  <manifest:file-entry manifest:full-path="Pictures/3C11455777DB4D12BE5E2746398E7C88.png" manifest:media-type="image/png"/>
  <manifest:file-entry manifest:full-path="Pictures/531C593FB7D145CFBF63621041687024.png" manifest:media-type="image/png"/>
  <manifest:file-entry manifest:full-path="Pictures/770296F535444BEF9DC4EF537C1DAA8A.png" manifest:media-type="image/png"/>
  <manifest:file-entry manifest:full-path="Pictures/9FEA88C6A89A445DBB32F33B2AA595A9.png" manifest:media-type="image/png"/>
  <manifest:file-entry manifest:full-path="Pictures/F74F8D9F9D1943FDA537336F944B5317.png" manifest:media-type="image/png"/>
  <manifest:file-entry manifest:full-path="Pictures/7B99EC61FAB84CD2A97CDABA6081898E.png" manifest:media-type="image/png"/>
  <manifest:file-entry manifest:full-path="Pictures/24F6E60A28B54E958FCBEBB3B8E980F0.png" manifest:media-type="image/png"/>
  <manifest:file-entry manifest:full-path="Pictures/602F75C6D5AC4FB1BB811BD987E555E0.png" manifest:media-type="image/png"/>
  <manifest:file-entry manifest:full-path="Pictures/E1FEE2350AD343DFACA355FB5E5DDBBE.png" manifest:media-type="image/png"/>
  <manifest:file-entry manifest:full-path="Pictures/ABDD89ECCFB848B4B521B01132998E72.png" manifest:media-type="image/png"/>
  <manifest:file-entry manifest:full-path="Pictures/2275941B4FDF4C5FBABA6BA897AECB89.png" manifest:media-type="image/png"/>
  <manifest:file-entry manifest:full-path="Pictures/A188BB5F69BC4C2794C19DEF9F7E2ED8.png" manifest:media-type="image/png"/>
  <manifest:file-entry manifest:full-path="Pictures/AA812F00D50E4822929FBDF96BB5B05D.png" manifest:media-type="image/png"/>
  <manifest:file-entry manifest:full-path="Pictures/0DE40C75255E482A9D7F097787D028CD.png" manifest:media-type="image/png"/>
  <manifest:file-entry manifest:full-path="Pictures/5C374039CA374358A8CAF76EBF24B14B.png" manifest:media-type="image/png"/>
  <manifest:file-entry manifest:full-path="Pictures/778B68C222F441498F9306592B17D2C0.png" manifest:media-type="image/png"/>
  <manifest:file-entry manifest:full-path="Pictures/2AB3E15352824490AAA838DA279DA2D3.png" manifest:media-type="image/png"/>
  <manifest:file-entry manifest:full-path="Pictures/0D8124D7D39E47909B9ED69A4BEA8B9D.png" manifest:media-type="image/png"/>
  <manifest:file-entry manifest:full-path="Pictures/0A0519E3F7EA4661881E7CD9087970A0.png" manifest:media-type="image/png"/>
  <manifest:file-entry manifest:full-path="Pictures/8C9C0ED3591D4C7DAEC9648B737DF113.png" manifest:media-type="image/png"/>
  <manifest:file-entry manifest:full-path="Pictures/CEEBADB2C75B41F9A87A593BB09EFC27.png" manifest:media-type="image/png"/>
  <manifest:file-entry manifest:full-path="Pictures/AAB77B6E334E460DA7434CB21CE9F22B.png" manifest:media-type="image/png"/>
  <manifest:file-entry manifest:full-path="Pictures/BBEBCA3B53C74E02BB9A35AAAE88579C.png" manifest:media-type="image/png"/>
  <manifest:file-entry manifest:full-path="Pictures/2FDA0ED2A5304A429B7A7C968B70EA09.png" manifest:media-type="image/png"/>
  <manifest:file-entry manifest:full-path="Pictures/14F46EF2064C40F3B42DA9EB4ADE2B82.png" manifest:media-type="image/png"/>
  <manifest:file-entry manifest:full-path="Pictures/6FE6712005454259AB110B31D2263A65.png" manifest:media-type="image/png"/>
  <manifest:file-entry manifest:full-path="Pictures/7F9826F4A07044619DE4614B3B770B0E.png" manifest:media-type="image/png"/>
  <manifest:file-entry manifest:full-path="Pictures/BCEB4FEA9F57437CBB8FAF149C6EBAE9.png" manifest:media-type="image/png"/>
  <manifest:file-entry manifest:full-path="Pictures/589093CC278241D69789460DAFD93FD6.png" manifest:media-type="image/png"/>
  <manifest:file-entry manifest:full-path="Pictures/B9B714B335C04090B6822C4E86D79353.png" manifest:media-type="image/png"/>
  <manifest:file-entry manifest:full-path="Pictures/BF107D5DE7DE4A77B49AEBE21932A63F.png" manifest:media-type="image/png"/>
  <manifest:file-entry manifest:full-path="Pictures/F968A41D0AA248EF91A323F22FF118E2.png" manifest:media-type="image/png"/>
  <manifest:file-entry manifest:full-path="Pictures/0ACF9D058D7945C0A6BF1A5F6BD1E6DF.png" manifest:media-type="image/png"/>
  <manifest:file-entry manifest:full-path="Pictures/AA7CF5425AAE4D6BB2DEF063A1FDA088.png" manifest:media-type="image/png"/>
  <manifest:file-entry manifest:full-path="Pictures/99C5AEC0209E4765964CD81173969BD4.png" manifest:media-type="image/png"/>
  <manifest:file-entry manifest:full-path="Pictures/7E4BBBEFAF444C97AC5FB1839CD5CA3F.png" manifest:media-type="image/png"/>
  <manifest:file-entry manifest:full-path="Pictures/0034B20A0D03461392F3C5EE6D0C6431.png" manifest:media-type="image/png"/>
  <manifest:file-entry manifest:full-path="Pictures/7534982087A54C59A47F00ED80063BDF.png" manifest:media-type="image/png"/>
  <manifest:file-entry manifest:full-path="Pictures/5CFFC147985D448C9573F810BDFF4D45.png" manifest:media-type="image/png"/>
  <manifest:file-entry manifest:full-path="Pictures/D693AE99A00D4B6897E5C6DAE8682FC4.png" manifest:media-type="image/png"/>
  <manifest:file-entry manifest:full-path="Pictures/BA6E6A2BAD294F2FA46430B4452B49CF.png" manifest:media-type="image/png"/>
  <manifest:file-entry manifest:full-path="Pictures/66ABF476A9BA44AB9C1A8EC2A571A46E.png" manifest:media-type="image/png"/>
  <manifest:file-entry manifest:full-path="Pictures/663AA30434F24005B18427B25E915F5D.png" manifest:media-type="image/png"/>
  <manifest:file-entry manifest:full-path="Pictures/DF9032A3EE824DDE94AA150E76D98DAA.png" manifest:media-type="image/png"/>
  <manifest:file-entry manifest:full-path="Pictures/89116EDDCCBA4DE39A0F4C70408B5364.png" manifest:media-type="image/png"/>
  <manifest:file-entry manifest:full-path="Pictures/44571C1C7FAD4CD1B788B8035A47561E.png" manifest:media-type="image/png"/>
  <manifest:file-entry manifest:full-path="Pictures/15D50CC4BC6843EC9695B0461F9D5F5A.png" manifest:media-type="image/png"/>
  <manifest:file-entry manifest:full-path="Pictures/69DD01321EBE46648E99696CEE3325CA.png" manifest:media-type="image/png"/>
  <manifest:file-entry manifest:full-path="Pictures/200BA3E902884ABDAE733CD06E6DFA4F.png" manifest:media-type="image/png"/>
  <manifest:file-entry manifest:full-path="Pictures/AADAF04AA69E4BB693A11B9E3808FB4C.png" manifest:media-type="image/png"/>
  <manifest:file-entry manifest:full-path="Pictures/A9037D5A7D894F9B97AB21FD65219B82.png" manifest:media-type="image/png"/>
  <manifest:file-entry manifest:full-path="Pictures/8CCC37E3859B4DBE9FC276465E112BC0.png" manifest:media-type="image/png"/>
  <manifest:file-entry manifest:full-path="Pictures/BF9541854EBC44C2A62E459F14975E5D.png" manifest:media-type="image/png"/>
  <manifest:file-entry manifest:full-path="Pictures/B9C840CB5D874D01931C2AFBF81C3371.png" manifest:media-type="image/png"/>
  <manifest:file-entry manifest:full-path="Pictures/BD6A6C59B66B4E1BA1DEFD0471ABD791.png" manifest:media-type="image/png"/>
  <manifest:file-entry manifest:full-path="Pictures/5A41F5C2CDC145519C9CF82B8656DA16.png" manifest:media-type="image/png"/>
  <manifest:file-entry manifest:full-path="Pictures/FBFB5617EB4140DC9F532C90C973BEDC.png" manifest:media-type="image/png"/>
  <manifest:file-entry manifest:full-path="Pictures/22283DA39AE141BF941E0316D6A40282.png" manifest:media-type="image/png"/>
  <manifest:file-entry manifest:full-path="Pictures/1FD2E043291A4F1AA6872FACE6F95320.png" manifest:media-type="image/png"/>
  <manifest:file-entry manifest:full-path="Pictures/7089D5965BCF4ECA9C8D1C2614E13881.png" manifest:media-type="image/png"/>
  <manifest:file-entry manifest:full-path="Pictures/34C446F6911546F5BD90EF7DCF2001CC.png" manifest:media-type="image/png"/>
  <manifest:file-entry manifest:full-path="Pictures/6A4342BA7FEA4F1582FE279C178C1982.png" manifest:media-type="image/png"/>
  <manifest:file-entry manifest:full-path="Pictures/2CDCAAD95C0A443687307F77104B9778.png" manifest:media-type="image/png"/>
  <manifest:file-entry manifest:full-path="Pictures/1C80F5615E5C425182EBAF4D0D8202A3.png" manifest:media-type="image/png"/>
  <manifest:file-entry manifest:full-path="Pictures/6483AC6885244CD8BE90B5656E3E62A7.png" manifest:media-type="image/png"/>
  <manifest:file-entry manifest:full-path="Pictures/AC3B39EF849B4B6EB9F3E1159C7ACAAE.png" manifest:media-type="image/png"/>
  <manifest:file-entry manifest:full-path="Pictures/A8A968D96A0247D8B4C4C271ACD9F296.png" manifest:media-type="image/png"/>
  <manifest:file-entry manifest:full-path="Pictures/6940C36C5BBB4B7FA3DFBA172FBF06C9.png" manifest:media-type="image/png"/>
  <manifest:file-entry manifest:full-path="Pictures/FCB87D2E452E4A0A85AAEC80BF6CACAF.png" manifest:media-type="image/png"/>
  <manifest:file-entry manifest:full-path="Pictures/A113BC9480024C6C957F2B79911B0957.png" manifest:media-type="image/png"/>
  <manifest:file-entry manifest:full-path="Pictures/1A4051FE7BCA4E329AB194A827379D59.png" manifest:media-type="image/png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draw="urn:oasis:names:tc:opendocument:xmlns:drawing:1.0" xmlns:fo="urn:oasis:names:tc:opendocument:xmlns:xsl-fo-compatible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automatic-styles>
    <style:style style:name="Page4.7666666666666672.1666666666666665MasterPage" style:family="paragraph" style:master-page-name="Page4.7666666666666672.1666666666666665Master" style:display-name="Page4.7666666666666672.1666666666666665MasterPage">
      <style:paragraph-properties fo:break-before="page"/>
    </style:style>
  </office:automatic-styles>
  <office:body>
    <office:text>
      <text:p text:style-name="Page4.7666666666666672.1666666666666665MasterPage"><draw:frame draw:style-name="Photo" svg:x="3.0083333333333333in" svg:y="0.19166666666666668in" svg:width="0.16666666666666666in" svg:height="0.2in" text:anchor-type="paragraph"><draw:image xlink:href="Pictures/20921EFBC642448FAF37E02B4D0BBEA2.png"/></draw:frame><draw:frame draw:style-name="Photo" svg:x="1.6916666666666667in" svg:y="0.19166666666666668in" svg:width="0.10833333333333334in" svg:height="0.2in" text:anchor-type="paragraph"><draw:image xlink:href="Pictures/02A1444CB39F4254AC73021BC49AC3CD.png"/></draw:frame><draw:frame draw:style-name="Photo" svg:x="0.4in" svg:y="0.19166666666666668in" svg:width="0.16666666666666666in" svg:height="0.225in" text:anchor-type="paragraph"><draw:image xlink:href="Pictures/6FAEEE493273479F8AF5D944F361E9FF.png"/></draw:frame><draw:frame draw:style-name="Photo" svg:x="2.308333333333333in" svg:y="0.19166666666666668in" svg:width="0.13333333333333333in" svg:height="0.2in" text:anchor-type="paragraph"><draw:image xlink:href="Pictures/4D83E20F4CF8424FA5EE9FBD5FC0733D.png"/></draw:frame><draw:frame draw:style-name="Photo" svg:x="1.3333333333333333in" svg:y="0.19166666666666668in" svg:width="0.13333333333333333in" svg:height="0.19166666666666668in" text:anchor-type="paragraph"><draw:image xlink:href="Pictures/DE0AF12EFD6749E589B5B570F7AC5022.png"/></draw:frame><draw:frame draw:style-name="Photo" svg:x="1.6333333333333333in" svg:y="0.19166666666666668in" svg:width="0.025in" svg:height="0.19166666666666668in" text:anchor-type="paragraph"><draw:image xlink:href="Pictures/9A9E1346ADB347B1AA93FBD1DAC10591.png"/></draw:frame><draw:frame draw:style-name="Photo" svg:x="0.06666666666666667in" svg:y="0.19166666666666668in" svg:width="0.2in" svg:height="0.19166666666666668in" text:anchor-type="paragraph"><draw:image xlink:href="Pictures/83845C1B9DE24B9E978C3593B56DB96C.png"/></draw:frame><draw:frame draw:style-name="Photo" svg:x="1.5in" svg:y="0.19166666666666668in" svg:width="0.11666666666666667in" svg:height="0.19166666666666668in" text:anchor-type="paragraph"><draw:image xlink:href="Pictures/88B30CB3E20643AD8B06E736656DA6A5.png"/></draw:frame><draw:frame draw:style-name="Photo" svg:x="0.7166666666666667in" svg:y="0.19166666666666668in" svg:width="0.43333333333333335in" svg:height="0.19166666666666668in" text:anchor-type="paragraph"><draw:image xlink:href="Pictures/66DF529EFD8D482BAEEFF21B68612C60.png"/></draw:frame><draw:frame draw:style-name="Photo" svg:x="1.1833333333333333in" svg:y="0.19166666666666668in" svg:width="0.13333333333333333in" svg:height="0.19166666666666668in" text:anchor-type="paragraph"><draw:image xlink:href="Pictures/628BB192B75849458B94572F97198549.png"/></draw:frame><draw:frame draw:style-name="Photo" svg:x="2.125in" svg:y="0.19166666666666668in" svg:width="0.16666666666666666in" svg:height="0.2in" text:anchor-type="paragraph"><draw:image xlink:href="Pictures/BE20D38A54024C2FB94E51C8351AF368.png"/></draw:frame><draw:frame draw:style-name="Photo" svg:x="1.9083333333333334in" svg:y="0.19166666666666668in" svg:width="0.2in" svg:height="0.18333333333333332in" text:anchor-type="paragraph"><draw:image xlink:href="Pictures/820D12C406444979AEE4D36AA74C7FC2.png"/></draw:frame><draw:frame draw:style-name="Photo" svg:x="2.808333333333333in" svg:y="0.19166666666666668in" svg:width="0.18333333333333332in" svg:height="0.2in" text:anchor-type="paragraph"><draw:image xlink:href="Pictures/3D6E377CBB6E44A2AAED178919927E2D.png"/></draw:frame><draw:frame draw:style-name="Photo" svg:x="2.658333333333333in" svg:y="0.19166666666666668in" svg:width="0.13333333333333333in" svg:height="0.2in" text:anchor-type="paragraph"><draw:image xlink:href="Pictures/11D4E6778C764E9C90A79B39F3A33965.png"/></draw:frame><draw:frame draw:style-name="Photo" svg:x="2.4583333333333335in" svg:y="0.19166666666666668in" svg:width="0.18333333333333332in" svg:height="0.2in" text:anchor-type="paragraph"><draw:image xlink:href="Pictures/0CDFA623A1E04F52B7C69E6C0C6A5BA1.png"/></draw:frame><draw:frame draw:style-name="Photo" svg:x="0.5833333333333334in" svg:y="0.20833333333333334in" svg:width="0.1in" svg:height="0.175in" text:anchor-type="paragraph"><draw:image xlink:href="Pictures/D25E728FB55641C0908841AE8DD68010.png"/></draw:frame><draw:frame draw:style-name="Photo" svg:x="0.2833333333333333in" svg:y="0.20833333333333334in" svg:width="0.1in" svg:height="0.175in" text:anchor-type="paragraph"><draw:image xlink:href="Pictures/857990CE23394BDBAAA59B321299F9EC.png"/></draw:frame><draw:frame draw:style-name="Photo" svg:x="2.525in" svg:y="0.7166666666666667in" svg:width="0.13333333333333333in" svg:height="0.16666666666666666in" text:anchor-type="paragraph"><draw:image xlink:href="Pictures/DCCCFAC36E764640AFD6F46E355F36B1.png"/></draw:frame><draw:frame draw:style-name="Photo" svg:x="1.1166666666666667in" svg:y="0.7166666666666667in" svg:width="0.25in" svg:height="0.14166666666666666in" text:anchor-type="paragraph"><draw:image xlink:href="Pictures/FAB7194005A94BDFA2599BAF5A83D438.png"/></draw:frame><draw:frame draw:style-name="Photo" svg:x="0.1in" svg:y="0.7166666666666667in" svg:width="0.18333333333333332in" svg:height="0.14166666666666666in" text:anchor-type="paragraph"><draw:image xlink:href="Pictures/69526204BE2E453FBF84C1C2857761E7.png"/></draw:frame><draw:frame draw:style-name="Photo" svg:x="0.3in" svg:y="0.75in" svg:width="0.025in" svg:height="0.10833333333333334in" text:anchor-type="paragraph"><draw:image xlink:href="Pictures/BC4EF0CD78E3449AA4E84C53032945E6.png"/></draw:frame><draw:frame draw:style-name="Photo" svg:x="4.1in" svg:y="0.75in" svg:width="0.08333333333333333in" svg:height="0.1in" text:anchor-type="paragraph"><draw:image xlink:href="Pictures/8E42325A36DD4746B8F45F7B13A4F0C0.png"/></draw:frame><draw:frame draw:style-name="Photo" svg:x="3.558333333333333in" svg:y="0.75in" svg:width="0.06666666666666667in" svg:height="0.1in" text:anchor-type="paragraph"><draw:image xlink:href="Pictures/BA6AFC1D658545DA8164272B005D9E03.png"/></draw:frame><draw:frame draw:style-name="Photo" svg:x="3.2416666666666667in" svg:y="0.75in" svg:width="0.08333333333333333in" svg:height="0.1in" text:anchor-type="paragraph"><draw:image xlink:href="Pictures/2B348DC4218B4216A4D71A8E0D42D99A.png"/></draw:frame><draw:frame draw:style-name="Photo" svg:x="0.6083333333333333in" svg:y="0.75in" svg:width="0.075in" svg:height="0.1in" text:anchor-type="paragraph"><draw:image xlink:href="Pictures/6AA85C03C1D34112BD26B0EA7ECE1D02.png"/></draw:frame><draw:frame draw:style-name="Photo" svg:x="4.483333333333333in" svg:y="0.75in" svg:width="0.15in" svg:height="0.1in" text:anchor-type="paragraph"><draw:image xlink:href="Pictures/D89CBC74879B4A0595418E35A2D8E2B1.png"/></draw:frame><draw:frame draw:style-name="Photo" svg:x="4.0in" svg:y="0.75in" svg:width="0.08333333333333333in" svg:height="0.1in" text:anchor-type="paragraph"><draw:image xlink:href="Pictures/C259740F22604C7C9794B256A1813DE7.png"/></draw:frame><draw:frame draw:style-name="Photo" svg:x="2.675in" svg:y="0.75in" svg:width="0.55in" svg:height="0.13333333333333333in" text:anchor-type="paragraph"><draw:image xlink:href="Pictures/11746E60DC2C4BEC831DCE7D449DFFA5.png"/></draw:frame><draw:frame draw:style-name="Photo" svg:x="0.49166666666666664in" svg:y="0.75in" svg:width="0.1in" svg:height="0.13333333333333333in" text:anchor-type="paragraph"><draw:image xlink:href="Pictures/5842D2AD106E47F6851B699C1F96039E.png"/></draw:frame><draw:frame draw:style-name="Photo" svg:x="1.825in" svg:y="0.75in" svg:width="0.08333333333333333in" svg:height="0.1in" text:anchor-type="paragraph"><draw:image xlink:href="Pictures/908259D3387C4096B9EA6BEA8811E3B2.png"/></draw:frame><draw:frame draw:style-name="Photo" svg:x="4.2in" svg:y="0.75in" svg:width="0.26666666666666666in" svg:height="0.1in" text:anchor-type="paragraph"><draw:image xlink:href="Pictures/8B87985E426C417FBA1B9DD91E50A274.png"/></draw:frame><draw:frame draw:style-name="Photo" svg:x="2.3583333333333334in" svg:y="0.75in" svg:width="0.09166666666666666in" svg:height="0.1in" text:anchor-type="paragraph"><draw:image xlink:href="Pictures/B2C2B32BCF144F7DB42BBB5914639E83.png"/></draw:frame><draw:frame draw:style-name="Photo" svg:x="1.9083333333333334in" svg:y="0.75in" svg:width="0.43333333333333335in" svg:height="0.13333333333333333in" text:anchor-type="paragraph"><draw:image xlink:href="Pictures/033A05E91D3A40718F74CFAE2A66B384.png"/></draw:frame><draw:frame draw:style-name="Photo" svg:x="1.4416666666666667in" svg:y="0.75in" svg:width="0.36666666666666664in" svg:height="0.13333333333333333in" text:anchor-type="paragraph"><draw:image xlink:href="Pictures/39E11B41B2E3427F84E571CB6195CE69.png"/></draw:frame><draw:frame draw:style-name="Photo" svg:x="0.35833333333333334in" svg:y="0.75in" svg:width="0.03333333333333333in" svg:height="0.1in" text:anchor-type="paragraph"><draw:image xlink:href="Pictures/94D9791EA7114D2EA8C694E6402B8BBB.png"/></draw:frame><draw:frame draw:style-name="Photo" svg:x="0.9333333333333333in" svg:y="0.75in" svg:width="0.16666666666666666in" svg:height="0.10833333333333334in" text:anchor-type="paragraph"><draw:image xlink:href="Pictures/DB008A39AA0B4155AA68B280C3C060F2.png"/></draw:frame><draw:frame draw:style-name="Photo" svg:x="0.7166666666666667in" svg:y="0.75in" svg:width="0.2in" svg:height="0.10833333333333334in" text:anchor-type="paragraph"><draw:image xlink:href="Pictures/585E9E1F40634167A4F2627DA4CC842D.png"/></draw:frame><draw:frame draw:style-name="Photo" svg:x="3.341666666666667in" svg:y="0.75in" svg:width="0.2in" svg:height="0.11666666666666667in" text:anchor-type="paragraph"><draw:image xlink:href="Pictures/CDB8FFFEE1984323A2C12BF4159F5599.png"/></draw:frame><draw:frame draw:style-name="Photo" svg:x="3.75in" svg:y="0.75in" svg:width="0.23333333333333334in" svg:height="0.13333333333333333in" text:anchor-type="paragraph"><draw:image xlink:href="Pictures/E0B34EBF385F4B889504FF5DF4AFEF9B.png"/></draw:frame><draw:frame draw:style-name="Photo" svg:x="0.4083333333333333in" svg:y="0.75in" svg:width="0.06666666666666667in" svg:height="0.11666666666666667in" text:anchor-type="paragraph"><draw:image xlink:href="Pictures/24B1D51FB2DF419B95D5EFC7D6ECCA5A.png"/></draw:frame><draw:frame draw:style-name="Photo" svg:x="3.691666666666667in" svg:y="0.7583333333333333in" svg:width="0.025in" svg:height="0.1in" text:anchor-type="paragraph"><draw:image xlink:href="Pictures/F6459AB8DADC4878B65AC7D1FA3E8EE8.png"/></draw:frame><draw:frame draw:style-name="Photo" svg:x="3.5833333333333335in" svg:y="0.95in" svg:width="0.48333333333333334in" svg:height="0.13333333333333333in" text:anchor-type="paragraph"><draw:image xlink:href="Pictures/C0B21BD09D234D6C994CE79F4633AC1B.png"/></draw:frame><draw:frame draw:style-name="Photo" svg:x="0.1in" svg:y="0.95in" svg:width="0.16666666666666666in" svg:height="0.11666666666666667in" text:anchor-type="paragraph"><draw:image xlink:href="Pictures/F4DA2245DE0B4692B257BE33D5A85B86.png"/></draw:frame><draw:frame draw:style-name="Photo" svg:x="2.908333333333333in" svg:y="0.95in" svg:width="0.36666666666666664in" svg:height="0.11666666666666667in" text:anchor-type="paragraph"><draw:image xlink:href="Pictures/13E2B4A3208E4C21B94FD422CC72CA36.png"/></draw:frame><draw:frame draw:style-name="Photo" svg:x="4.275in" svg:y="0.95in" svg:width="0.3416666666666667in" svg:height="0.11666666666666667in" text:anchor-type="paragraph"><draw:image xlink:href="Pictures/A41FF84B02F44605BC3C20DFDFD979FF.png"/></draw:frame><draw:frame draw:style-name="Photo" svg:x="1.9083333333333334in" svg:y="0.95in" svg:width="0.5166666666666667in" svg:height="0.11666666666666667in" text:anchor-type="paragraph"><draw:image xlink:href="Pictures/85C6838A5DAA4199A11E35845EC50D7B.png"/></draw:frame><draw:frame draw:style-name="Photo" svg:x="2.6in" svg:y="0.9666666666666667in" svg:width="0.1in" svg:height="0.1in" text:anchor-type="paragraph"><draw:image xlink:href="Pictures/3C11455777DB4D12BE5E2746398E7C88.png"/></draw:frame><draw:frame draw:style-name="Photo" svg:x="1.575in" svg:y="0.9666666666666667in" svg:width="0.08333333333333333in" svg:height="0.1in" text:anchor-type="paragraph"><draw:image xlink:href="Pictures/531C593FB7D145CFBF63621041687024.png"/></draw:frame><draw:frame draw:style-name="Photo" svg:x="1.675in" svg:y="0.9666666666666667in" svg:width="0.16666666666666666in" svg:height="0.1in" text:anchor-type="paragraph"><draw:image xlink:href="Pictures/770296F535444BEF9DC4EF537C1DAA8A.png"/></draw:frame><draw:frame draw:style-name="Photo" svg:x="4.083333333333333in" svg:y="0.9666666666666667in" svg:width="0.13333333333333333in" svg:height="0.1in" text:anchor-type="paragraph"><draw:image xlink:href="Pictures/9FEA88C6A89A445DBB32F33B2AA595A9.png"/></draw:frame><draw:frame draw:style-name="Photo" svg:x="2.775in" svg:y="0.9666666666666667in" svg:width="0.11666666666666667in" svg:height="0.1in" text:anchor-type="paragraph"><draw:image xlink:href="Pictures/F74F8D9F9D1943FDA537336F944B5317.png"/></draw:frame><draw:frame draw:style-name="Photo" svg:x="3.2916666666666665in" svg:y="0.9666666666666667in" svg:width="0.20833333333333334in" svg:height="0.1in" text:anchor-type="paragraph"><draw:image xlink:href="Pictures/7B99EC61FAB84CD2A97CDABA6081898E.png"/></draw:frame><draw:frame draw:style-name="Photo" svg:x="0.5916666666666667in" svg:y="0.9666666666666667in" svg:width="0.3in" svg:height="0.11666666666666667in" text:anchor-type="paragraph"><draw:image xlink:href="Pictures/24F6E60A28B54E958FCBEBB3B8E980F0.png"/></draw:frame><draw:frame draw:style-name="Photo" svg:x="0.2833333333333333in" svg:y="0.9666666666666667in" svg:width="0.18333333333333332in" svg:height="0.1in" text:anchor-type="paragraph"><draw:image xlink:href="Pictures/602F75C6D5AC4FB1BB811BD987E555E0.png"/></draw:frame><draw:frame draw:style-name="Photo" svg:x="0.9083333333333333in" svg:y="0.9666666666666667in" svg:width="0.65in" svg:height="0.1in" text:anchor-type="paragraph"><draw:image xlink:href="Pictures/E1FEE2350AD343DFACA355FB5E5DDBBE.png"/></draw:frame><draw:frame draw:style-name="Photo" svg:x="2.441666666666667in" svg:y="0.9666666666666667in" svg:width="0.08333333333333333in" svg:height="0.1in" text:anchor-type="paragraph"><draw:image xlink:href="Pictures/ABDD89ECCFB848B4B521B01132998E72.png"/></draw:frame><draw:frame draw:style-name="Photo" svg:x="0.48333333333333334in" svg:y="1.05in" svg:width="0.016666666666666666in" svg:height="0.016666666666666666in" text:anchor-type="paragraph"><draw:image xlink:href="Pictures/2275941B4FDF4C5FBABA6BA897AECB89.png"/></draw:frame><draw:frame draw:style-name="Photo" svg:x="2.283333333333333in" svg:y="1.1333333333333333in" svg:width="0.08333333333333333in" svg:height="0.15in" text:anchor-type="paragraph"><draw:image xlink:href="Pictures/A188BB5F69BC4C2794C19DEF9F7E2ED8.png"/></draw:frame><draw:frame draw:style-name="Photo" svg:x="3.85in" svg:y="1.1666666666666667in" svg:width="0.65in" svg:height="0.13333333333333333in" text:anchor-type="paragraph"><draw:image xlink:href="Pictures/AA812F00D50E4822929FBDF96BB5B05D.png"/></draw:frame><draw:frame draw:style-name="Photo" svg:x="4.516666666666667in" svg:y="1.1666666666666667in" svg:width="0.11666666666666667in" svg:height="0.11666666666666667in" text:anchor-type="paragraph"><draw:image xlink:href="Pictures/0DE40C75255E482A9D7F097787D028CD.png"/></draw:frame><draw:frame draw:style-name="Photo" svg:x="1.9833333333333334in" svg:y="1.1666666666666667in" svg:width="0.2833333333333333in" svg:height="0.11666666666666667in" text:anchor-type="paragraph"><draw:image xlink:href="Pictures/5C374039CA374358A8CAF76EBF24B14B.png"/></draw:frame><draw:frame draw:style-name="Photo" svg:x="3.466666666666667in" svg:y="1.1666666666666667in" svg:width="0.2in" svg:height="0.11666666666666667in" text:anchor-type="paragraph"><draw:image xlink:href="Pictures/778B68C222F441498F9306592B17D2C0.png"/></draw:frame><draw:frame draw:style-name="Photo" svg:x="3.1in" svg:y="1.1666666666666667in" svg:width="0.2833333333333333in" svg:height="0.11666666666666667in" text:anchor-type="paragraph"><draw:image xlink:href="Pictures/2AB3E15352824490AAA838DA279DA2D3.png"/></draw:frame><draw:frame draw:style-name="Photo" svg:x="0.7583333333333333in" svg:y="1.1666666666666667in" svg:width="0.36666666666666664in" svg:height="0.13333333333333333in" text:anchor-type="paragraph"><draw:image xlink:href="Pictures/0D8124D7D39E47909B9ED69A4BEA8B9D.png"/></draw:frame><draw:frame draw:style-name="Photo" svg:x="1.3416666666666666in" svg:y="1.1666666666666667in" svg:width="0.025in" svg:height="0.11666666666666667in" text:anchor-type="paragraph"><draw:image xlink:href="Pictures/0A0519E3F7EA4661881E7CD9087970A0.png"/></draw:frame><draw:frame draw:style-name="Photo" svg:x="1.4083333333333334in" svg:y="1.1666666666666667in" svg:width="0.31666666666666665in" svg:height="0.11666666666666667in" text:anchor-type="paragraph"><draw:image xlink:href="Pictures/8C9C0ED3591D4C7DAEC9648B737DF113.png"/></draw:frame><draw:frame draw:style-name="Photo" svg:x="3.75in" svg:y="1.1666666666666667in" svg:width="0.08333333333333333in" svg:height="0.11666666666666667in" text:anchor-type="paragraph"><draw:image xlink:href="Pictures/CEEBADB2C75B41F9A87A593BB09EFC27.png"/></draw:frame><draw:frame draw:style-name="Photo" svg:x="1.7416666666666667in" svg:y="1.1666666666666667in" svg:width="0.1in" svg:height="0.11666666666666667in" text:anchor-type="paragraph"><draw:image xlink:href="Pictures/AAB77B6E334E460DA7434CB21CE9F22B.png"/></draw:frame><draw:frame draw:style-name="Photo" svg:x="0.5833333333333334in" svg:y="1.1666666666666667in" svg:width="0.1in" svg:height="0.11666666666666667in" text:anchor-type="paragraph"><draw:image xlink:href="Pictures/BBEBCA3B53C74E02BB9A35AAAE88579C.png"/></draw:frame><draw:frame draw:style-name="Photo" svg:x="2.3833333333333333in" svg:y="1.1666666666666667in" svg:width="0.1in" svg:height="0.11666666666666667in" text:anchor-type="paragraph"><draw:image xlink:href="Pictures/2FDA0ED2A5304A429B7A7C968B70EA09.png"/></draw:frame><draw:frame draw:style-name="Photo" svg:x="0.1in" svg:y="1.1666666666666667in" svg:width="0.2833333333333333in" svg:height="0.11666666666666667in" text:anchor-type="paragraph"><draw:image xlink:href="Pictures/14F46EF2064C40F3B42DA9EB4ADE2B82.png"/></draw:frame><draw:frame draw:style-name="Photo" svg:x="2.9833333333333334in" svg:y="1.1666666666666667in" svg:width="0.08333333333333333in" svg:height="0.11666666666666667in" text:anchor-type="paragraph"><draw:image xlink:href="Pictures/6FE6712005454259AB110B31D2263A65.png"/></draw:frame><draw:frame draw:style-name="Photo" svg:x="2.6in" svg:y="1.1666666666666667in" svg:width="0.36666666666666664in" svg:height="0.13333333333333333in" text:anchor-type="paragraph"><draw:image xlink:href="Pictures/7F9826F4A07044619DE4614B3B770B0E.png"/></draw:frame><draw:frame draw:style-name="Photo" svg:x="0.4666666666666667in" svg:y="1.1666666666666667in" svg:width="0.1in" svg:height="0.11666666666666667in" text:anchor-type="paragraph"><draw:image xlink:href="Pictures/BCEB4FEA9F57437CBB8FAF149C6EBAE9.png"/></draw:frame><draw:frame draw:style-name="Photo" svg:x="1.1416666666666666in" svg:y="1.1666666666666667in" svg:width="0.18333333333333332in" svg:height="0.11666666666666667in" text:anchor-type="paragraph"><draw:image xlink:href="Pictures/589093CC278241D69789460DAFD93FD6.png"/></draw:frame><draw:frame draw:style-name="Photo" svg:x="1.8583333333333334in" svg:y="1.25in" svg:width="0.016666666666666666in" svg:height="0.05in" text:anchor-type="paragraph"><draw:image xlink:href="Pictures/B9B714B335C04090B6822C4E86D79353.png"/></draw:frame><draw:frame draw:style-name="Photo" svg:x="4.108333333333333in" svg:y="1.3333333333333333in" svg:width="0.075in" svg:height="0.14166666666666666in" text:anchor-type="paragraph"><draw:image xlink:href="Pictures/BF107D5DE7DE4A77B49AEBE21932A63F.png"/></draw:frame><draw:frame draw:style-name="Photo" svg:x="3.466666666666667in" svg:y="1.3333333333333333in" svg:width="0.1in" svg:height="0.14166666666666666in" text:anchor-type="paragraph"><draw:image xlink:href="Pictures/F968A41D0AA248EF91A323F22FF118E2.png"/></draw:frame><draw:frame draw:style-name="Photo" svg:x="3.2in" svg:y="1.3333333333333333in" svg:width="0.08333333333333333in" svg:height="0.14166666666666666in" text:anchor-type="paragraph"><draw:image xlink:href="Pictures/0ACF9D058D7945C0A6BF1A5F6BD1E6DF.png"/></draw:frame><draw:frame draw:style-name="Photo" svg:x="3.933333333333333in" svg:y="1.3333333333333333in" svg:width="0.06666666666666667in" svg:height="0.14166666666666666in" text:anchor-type="paragraph"><draw:image xlink:href="Pictures/AA7CF5425AAE4D6BB2DEF063A1FDA088.png"/></draw:frame><draw:frame draw:style-name="FrameStyle" svg:width="0.275in" svg:height="0.13333333333333333in" svg:x="4.275in" svg:y="1.3666666666666667in" text:anchor-type="paragraph"><draw:text-box><text:p text:style-name="boxSans7.00.00.00">дае</text:p></draw:text-box></draw:frame><draw:frame draw:style-name="Photo" svg:x="1.225in" svg:y="1.3666666666666667in" svg:width="0.23333333333333334in" svg:height="0.10833333333333334in" text:anchor-type="paragraph"><draw:image xlink:href="Pictures/99C5AEC0209E4765964CD81173969BD4.png"/></draw:frame><draw:frame draw:style-name="Photo" svg:x="1.9916666666666667in" svg:y="1.3666666666666667in" svg:width="0.08333333333333333in" svg:height="0.10833333333333334in" text:anchor-type="paragraph"><draw:image xlink:href="Pictures/7E4BBBEFAF444C97AC5FB1839CD5CA3F.png"/></draw:frame><draw:frame draw:style-name="Photo" svg:x="1.575in" svg:y="1.3666666666666667in" svg:width="0.26666666666666666in" svg:height="0.10833333333333334in" text:anchor-type="paragraph"><draw:image xlink:href="Pictures/0034B20A0D03461392F3C5EE6D0C6431.png"/></draw:frame><draw:frame draw:style-name="Photo" svg:x="2.2333333333333334in" svg:y="1.3666666666666667in" svg:width="0.25in" svg:height="0.10833333333333334in" text:anchor-type="paragraph"><draw:image xlink:href="Pictures/7534982087A54C59A47F00ED80063BDF.png"/></draw:frame><draw:frame draw:style-name="Photo" svg:x="0.9666666666666667in" svg:y="1.3666666666666667in" svg:width="0.075in" svg:height="0.10833333333333334in" text:anchor-type="paragraph"><draw:image xlink:href="Pictures/5CFFC147985D448C9573F810BDFF4D45.png"/></draw:frame><draw:frame draw:style-name="Photo" svg:x="2.558333333333333in" svg:y="1.3666666666666667in" svg:width="0.21666666666666667in" svg:height="0.15in" text:anchor-type="paragraph"><draw:image xlink:href="Pictures/D693AE99A00D4B6897E5C6DAE8682FC4.png"/></draw:frame><draw:frame draw:style-name="Photo" svg:x="2.816666666666667in" svg:y="1.3666666666666667in" svg:width="0.13333333333333333in" svg:height="0.10833333333333334in" text:anchor-type="paragraph"><draw:image xlink:href="Pictures/BA6E6A2BAD294F2FA46430B4452B49CF.png"/></draw:frame><draw:frame draw:style-name="Photo" svg:x="1.8583333333333334in" svg:y="1.3666666666666667in" svg:width="0.11666666666666667in" svg:height="0.10833333333333334in" text:anchor-type="paragraph"><draw:image xlink:href="Pictures/66ABF476A9BA44AB9C1A8EC2A571A46E.png"/></draw:frame><draw:frame draw:style-name="Photo" svg:x="1.1666666666666667in" svg:y="1.3833333333333333in" svg:width="0.025in" svg:height="0.09166666666666666in" text:anchor-type="paragraph"><draw:image xlink:href="Pictures/663AA30434F24005B18427B25E915F5D.png"/></draw:frame><draw:frame draw:style-name="Photo" svg:x="1.475in" svg:y="1.3833333333333333in" svg:width="0.08333333333333333in" svg:height="0.09166666666666666in" text:anchor-type="paragraph"><draw:image xlink:href="Pictures/DF9032A3EE824DDE94AA150E76D98DAA.png"/></draw:frame><draw:frame draw:style-name="Photo" svg:x="3.5833333333333335in" svg:y="1.3833333333333333in" svg:width="0.18333333333333332in" svg:height="0.09166666666666666in" text:anchor-type="paragraph"><draw:image xlink:href="Pictures/89116EDDCCBA4DE39A0F4C70408B5364.png"/></draw:frame><draw:frame draw:style-name="Photo" svg:x="2.1666666666666665in" svg:y="1.3833333333333333in" svg:width="0.03333333333333333in" svg:height="0.09166666666666666in" text:anchor-type="paragraph"><draw:image xlink:href="Pictures/44571C1C7FAD4CD1B788B8035A47561E.png"/></draw:frame><draw:frame draw:style-name="Photo" svg:x="3.033333333333333in" svg:y="1.3833333333333333in" svg:width="0.03333333333333333in" svg:height="0.09166666666666666in" text:anchor-type="paragraph"><draw:image xlink:href="Pictures/15D50CC4BC6843EC9695B0461F9D5F5A.png"/></draw:frame><draw:frame draw:style-name="Photo" svg:x="0.2916666666666667in" svg:y="1.3833333333333333in" svg:width="0.5666666666666667in" svg:height="0.11666666666666667in" text:anchor-type="paragraph"><draw:image xlink:href="Pictures/69DD01321EBE46648E99696CEE3325CA.png"/></draw:frame><draw:frame draw:style-name="Photo" svg:x="2.966666666666667in" svg:y="1.3833333333333333in" svg:width="0.025in" svg:height="0.09166666666666666in" text:anchor-type="paragraph"><draw:image xlink:href="Pictures/200BA3E902884ABDAE733CD06E6DFA4F.png"/></draw:frame><draw:frame draw:style-name="Photo" svg:x="4.583333333333333in" svg:y="1.3833333333333333in" svg:width="0.03333333333333333in" svg:height="0.09166666666666666in" text:anchor-type="paragraph"><draw:image xlink:href="Pictures/AADAF04AA69E4BB693A11B9E3808FB4C.png"/></draw:frame><draw:frame draw:style-name="Photo" svg:x="3.0833333333333335in" svg:y="1.3833333333333333in" svg:width="0.1in" svg:height="0.09166666666666666in" text:anchor-type="paragraph"><draw:image xlink:href="Pictures/A9037D5A7D894F9B97AB21FD65219B82.png"/></draw:frame><draw:frame draw:style-name="Photo" svg:x="0.10833333333333334in" svg:y="1.3833333333333333in" svg:width="0.16666666666666666in" svg:height="0.13333333333333333in" text:anchor-type="paragraph"><draw:image xlink:href="Pictures/8CCC37E3859B4DBE9FC276465E112BC0.png"/></draw:frame><draw:frame draw:style-name="Photo" svg:x="4.075in" svg:y="1.4166666666666667in" svg:width="0.016666666666666666in" svg:height="0.025in" text:anchor-type="paragraph"><draw:image xlink:href="Pictures/BF9541854EBC44C2A62E459F14975E5D.png"/></draw:frame><draw:frame draw:style-name="Photo" svg:x="3.316666666666667in" svg:y="1.4416666666666667in" svg:width="0.03333333333333333in" svg:height="0.03333333333333333in" text:anchor-type="paragraph"><draw:image xlink:href="Pictures/B9C840CB5D874D01931C2AFBF81C3371.png"/></draw:frame><draw:frame draw:style-name="Photo" svg:x="2.45in" svg:y="1.55in" svg:width="0.03333333333333333in" svg:height="0.03333333333333333in" text:anchor-type="paragraph"><draw:image xlink:href="Pictures/BD6A6C59B66B4E1BA1DEFD0471ABD791.png"/></draw:frame><draw:frame draw:style-name="Photo" svg:x="1.6in" svg:y="1.55in" svg:width="0.7416666666666667in" svg:height="0.16666666666666666in" text:anchor-type="paragraph"><draw:image xlink:href="Pictures/5A41F5C2CDC145519C9CF82B8656DA16.png"/></draw:frame><draw:frame draw:style-name="Photo" svg:x="3.1333333333333333in" svg:y="1.5833333333333333in" svg:width="0.08333333333333333in" svg:height="0.1in" text:anchor-type="paragraph"><draw:image xlink:href="Pictures/FBFB5617EB4140DC9F532C90C973BEDC.png"/></draw:frame><draw:frame draw:style-name="Photo" svg:x="3.45in" svg:y="1.5833333333333333in" svg:width="0.15833333333333333in" svg:height="0.11666666666666667in" text:anchor-type="paragraph"><draw:image xlink:href="Pictures/22283DA39AE141BF941E0316D6A40282.png"/></draw:frame><draw:frame draw:style-name="Photo" svg:x="0.21666666666666667in" svg:y="1.5833333333333333in" svg:width="0.8333333333333334in" svg:height="0.15in" text:anchor-type="paragraph"><draw:image xlink:href="Pictures/1FD2E043291A4F1AA6872FACE6F95320.png"/></draw:frame><draw:frame draw:style-name="Photo" svg:x="3.2333333333333334in" svg:y="1.5833333333333333in" svg:width="0.2in" svg:height="0.11666666666666667in" text:anchor-type="paragraph"><draw:image xlink:href="Pictures/7089D5965BCF4ECA9C8D1C2614E13881.png"/></draw:frame><draw:frame draw:style-name="Photo" svg:x="2.8333333333333335in" svg:y="1.5833333333333333in" svg:width="0.08333333333333333in" svg:height="0.15in" text:anchor-type="paragraph"><draw:image xlink:href="Pictures/34C446F6911546F5BD90EF7DCF2001CC.png"/></draw:frame><draw:frame draw:style-name="Photo" svg:x="2.933333333333333in" svg:y="1.5833333333333333in" svg:width="0.18333333333333332in" svg:height="0.11666666666666667in" text:anchor-type="paragraph"><draw:image xlink:href="Pictures/6A4342BA7FEA4F1582FE279C178C1982.png"/></draw:frame><draw:frame draw:style-name="Photo" svg:x="2.4166666666666665in" svg:y="1.5833333333333333in" svg:width="0.4in" svg:height="0.15in" text:anchor-type="paragraph"><draw:image xlink:href="Pictures/2CDCAAD95C0A443687307F77104B9778.png"/></draw:frame><draw:frame draw:style-name="Photo" svg:x="1.425in" svg:y="1.5833333333333333in" svg:width="0.09166666666666666in" svg:height="0.10833333333333334in" text:anchor-type="paragraph"><draw:image xlink:href="Pictures/1C80F5615E5C425182EBAF4D0D8202A3.png"/></draw:frame><draw:frame draw:style-name="Photo" svg:x="1.1833333333333333in" svg:y="1.5833333333333333in" svg:width="0.18333333333333332in" svg:height="0.11666666666666667in" text:anchor-type="paragraph"><draw:image xlink:href="Pictures/6483AC6885244CD8BE90B5656E3E62A7.png"/></draw:frame><draw:frame draw:style-name="FrameStyle" svg:width="0.8666666666666667in" svg:height="0.15in" svg:x="3.691666666666667in" svg:y="1.5833333333333333in" text:anchor-type="paragraph"><draw:text-box><text:p text:style-name="boxSans7.00.00.00">правитель</text:p></draw:text-box></draw:frame><draw:frame draw:style-name="Photo" svg:x="1.0666666666666667in" svg:y="1.5833333333333333in" svg:width="0.1in" svg:height="0.1in" text:anchor-type="paragraph"><draw:image xlink:href="Pictures/AC3B39EF849B4B6EB9F3E1159C7ACAAE.png"/></draw:frame><draw:frame draw:style-name="Photo" svg:x="0.10833333333333334in" svg:y="1.6in" svg:width="0.06666666666666667in" svg:height="0.09166666666666666in" text:anchor-type="paragraph"><draw:image xlink:href="Pictures/A8A968D96A0247D8B4C4C271ACD9F296.png"/></draw:frame><draw:frame draw:style-name="Photo" svg:x="4.575in" svg:y="1.6166666666666667in" svg:width="0.06666666666666667in" svg:height="0.03333333333333333in" text:anchor-type="paragraph"><draw:image xlink:href="Pictures/6940C36C5BBB4B7FA3DFBA172FBF06C9.png"/></draw:frame><draw:frame draw:style-name="Photo" svg:x="0.1in" svg:y="1.8in" svg:width="0.16666666666666666in" svg:height="0.10833333333333334in" text:anchor-type="paragraph"><draw:image xlink:href="Pictures/FCB87D2E452E4A0A85AAEC80BF6CACAF.png"/></draw:frame><draw:frame draw:style-name="Photo" svg:x="0.2833333333333333in" svg:y="1.8in" svg:width="0.16666666666666666in" svg:height="0.10833333333333334in" text:anchor-type="paragraph"><draw:image xlink:href="Pictures/A113BC9480024C6C957F2B79911B0957.png"/></draw:frame><draw:frame draw:style-name="Photo" svg:x="0.4666666666666667in" svg:y="1.8666666666666667in" svg:width="0.03333333333333333in" svg:height="0.041666666666666664in" text:anchor-type="paragraph"><draw:image xlink:href="Pictures/1A4051FE7BCA4E329AB194A827379D59.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draw="urn:oasis:names:tc:opendocument:xmlns:drawing:1.0" xmlns:fo="urn:oasis:names:tc:opendocument:xmlns:xsl-fo-compatible:1.0" xmlns:svg="urn:oasis:names:tc:opendocument:xmlns:svg-compatible:1.0" xmlns:xlink="http://www.w3.org/1999/xlink" xmlns:manifest="urn:oasis:names:tc:opendocument:xmlns:manifest:1.0" office:version="1.2">
  <office:styles>
    <style:style style:name="Photo" style:family="graphic" style:display-name="Photo"/>
    <style:style style:name="FrameStyle" style:family="graphic" style:display-name="FrameStyle">
      <style:graphic-properties style:border-line-width="none"/>
    </style:style>
    <style:style style:name="boxSans7.00.00.00" style:family="paragraph" style:display-name="boxSans7.00.00.00">
      <style:paragraph-properties style:line-spacing="0.0pt" fo:text-align="left"/>
      <style:text-properties fo:letter-spacing="0.0pt" fo:font-style="normal" fo:font-weight="normal" fo:font-size="7.0pt" fo:font-family="Sans"/>
    </style:style>
  </office:styles>
  <office:automatic-styles>
    <style:page-layout style:name="Page4.7666666666666672.1666666666666665">
      <style:page-layout-properties fo:margin-top="0in" fo:margin-bottom="0in" fo:margin-left="0in" fo:margin-right="0in" fo:page-width="4.766666666666667in" fo:page-height="2.1666666666666665in"/>
    </style:page-layout>
  </office:automatic-styles>
  <office:master-styles>
    <style:master-page style:name="Page4.7666666666666672.1666666666666665Master" style:page-layout-name="Page4.7666666666666672.1666666666666665" style:display-name="Page4.7666666666666672.1666666666666665Master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draw="urn:oasis:names:tc:opendocument:xmlns:drawing:1.0" xmlns:fo="urn:oasis:names:tc:opendocument:xmlns:xsl-fo-compatible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2</meta:generator>
  </office:meta>
</office:document-meta>
</file>